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pFactory.Regexp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gexpFactory.newRegex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Factory.createRegexpInstanc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pFactory.newRegexp( Project p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